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75db8" officeooo:paragraph-rsid="00175db8" style:font-weight-asian="bold" style:font-weight-complex="bold"/>
    </style:style>
    <style:style style:name="P2" style:family="paragraph" style:parent-style-name="Standard">
      <style:text-properties style:text-underline-style="none" fo:font-weight="normal" officeooo:rsid="00175db8" officeooo:paragraph-rsid="00175db8" style:font-weight-asian="normal" style:font-weight-complex="normal"/>
    </style:style>
    <style:style style:name="P3" style:family="paragraph" style:parent-style-name="Standard">
      <style:text-properties style:text-underline-style="none" fo:font-weight="normal" officeooo:rsid="001a6cf9" officeooo:paragraph-rsid="001a6cf9" style:font-weight-asian="normal" style:font-weight-complex="normal"/>
    </style:style>
    <style:style style:name="P4" style:family="paragraph" style:parent-style-name="Standard">
      <style:text-properties style:text-underline-style="none" fo:font-weight="normal" officeooo:rsid="001b71ff" officeooo:paragraph-rsid="001b71ff" style:font-weight-asian="normal" style:font-weight-complex="normal"/>
    </style:style>
    <style:style style:name="P5" style:family="paragraph" style:parent-style-name="Standard">
      <style:text-properties style:text-underline-style="none" fo:font-weight="normal" officeooo:rsid="00175db8" officeooo:paragraph-rsid="00175db8" style:font-weight-asian="normal" style:font-weight-complex="normal"/>
    </style:style>
    <style:style style:name="P6" style:family="paragraph" style:parent-style-name="Standard" style:list-style-name="L1">
      <style:text-properties style:text-underline-style="none" fo:font-weight="normal" officeooo:rsid="00175db8" officeooo:paragraph-rsid="00175db8" style:font-weight-asian="normal" style:font-weight-complex="normal"/>
    </style:style>
    <style:style style:name="P7" style:family="paragraph" style:parent-style-name="Standard" style:list-style-name="L1">
      <style:text-properties style:text-underline-style="none" fo:font-weight="normal" officeooo:rsid="001b71ff" officeooo:paragraph-rsid="001b71ff" style:font-weight-asian="normal" style:font-weight-complex="normal"/>
    </style:style>
    <style:style style:name="P8" style:family="paragraph" style:parent-style-name="Standard">
      <style:text-properties style:text-underline-style="none" fo:font-weight="normal" officeooo:rsid="001d66a0" officeooo:paragraph-rsid="001d66a0"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d66a0" officeooo:paragraph-rsid="001d66a0" style:font-weight-asian="bold" style:font-weight-complex="bold"/>
    </style:style>
    <style:style style:name="T1" style:family="text">
      <style:text-properties officeooo:rsid="001953af"/>
    </style:style>
    <style:style style:name="T2" style:family="text">
      <style:text-properties officeooo:rsid="001a6cf9"/>
    </style:style>
    <style:style style:name="T3" style:family="text">
      <style:text-properties officeooo:rsid="001b71ff"/>
    </style:style>
    <style:style style:name="T4" style:family="text">
      <style:text-properties officeooo:rsid="001beef9"/>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ee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legung für die Übertragung der Informationen mittels einer Münze</text:p>
      <text:p text:style-name="P2">Durch das umdrehen drehen einer Münze können wir eine Bit folge senden. Zahl für 1 und Kopf für 0. Dadurch können auch längere Kommunikationen stattfinden. Es ist aber ein wenig langsam deswegen auch Aufgabe 5. <text:s/></text:p>
      <text:p text:style-name="P2"/>
      <text:p text:style-name="P1">Fragen</text:p>
      <text:list xml:id="list8225056634505599625" text:style-name="L1">
        <text:list-item>
          <text:p text:style-name="P6">Welche Reihe?</text:p>
        </text:list-item>
        <text:list-item>
          <text:p text:style-name="P6">Wer ist dran?</text:p>
        </text:list-item>
        <text:list-item>
          <text:p text:style-name="P6">Wer fängt an?</text:p>
        </text:list-item>
        <text:list-item>
          <text:p text:style-name="P6">Wann gewonnen?</text:p>
        </text:list-item>
        <text:list-item>
          <text:p text:style-name="P6">Wann unentschieden?</text:p>
        </text:list-item>
        <text:list-item>
          <text:p text:style-name="P7">Ist die Reihe voll?</text:p>
        </text:list-item>
      </text:list>
      <text:p text:style-name="P4"/>
      <text:p text:style-name="P4">Könne<text:span text:style-name="T4">n</text:span> wir aufteilen in <text:span text:style-name="T4">Spieler </text:span></text:p>
      <text:p text:style-name="P2"/>
      <text:p text:style-name="P2">Wir müssen mit einer Bit folge feststellen wie wir diese Informationen übertragen wollen.</text:p>
      <text:p text:style-name="P2">Als erstes müssen wir klären wer denn anfängt. Die kann durch werfen der Münze passieren. Kopf für Spieler 1 und Zahl für Spieler 2. </text:p>
      <text:p text:style-name="P2"/>
      <text:p text:style-name="P2">Es gibt insgesamt 7 reihen mit 6 Feldern. Für die 7 reihen benötigen wir also 3 <text:span text:style-name="T2">Bits.</text:span> Von 000(0) bis 111(7). </text:p>
      <text:p text:style-name="P9"/>
      <text:p text:style-name="P3">Wer ist dran kann mit der <text:span text:style-name="T5">Rückantwort</text:span> des Spiels geschehen. Also die beantwortet ob jemand gewonnen hat kommt noch hinzu wer dran ist. <text:s/>Dadurch lassen wir auch nur eine <text:span text:style-name="T3">Übertragung</text:span> zur zeit zu.</text:p>
      <text:p text:style-name="P2"/>
      <text:p text:style-name="P2">Wir müssen also noch dafür sorgen das es eine Bit folge gibt die Signalisiert wann wer gewonnen hat. Also ein Rückruf nach der Eingabe der Münze. Diese müsste auch wieder beinhalten den Spieler und ob gewonnen oder verloren. </text:p>
      <text:p text:style-name="P2"/>
      <text:p text:style-name="P1">Zu den Schichten</text:p>
      <text:p text:style-name="P2"/>
      <text:p text:style-name="P2">Wir brauchen jedenfalls die Bitübertragungsschicht, denn diese legt ja unsere Übertragung über das Medium Münze fest. Also das hat Kopf 0 ist und Zahl 1. <text:s/><text:span text:style-name="T1">Bei der Sicherungsschicht bin ich mir nicht sicher. Die Vermittlungsschicht können wir weglassen da wir uns sehen. <text:s/>Wir haben ja auch nur eine Verbindung zur zeit. <text:s/></text:span></text:p>
      <text:p text:style-name="P2"/>
      <text:p text:style-name="P9">Wer fängt an</text:p>
      <text:p text:style-name="P9"/>
      <text:p text:style-name="P8">Beide halten ihre münzen solange hoch bis zwei verschiedene sind. Dementprechend ist man diese Münze. </text:p>
      <text:p text:style-name="P8">Beide halten ihre Münze hoch, wenn zwei Münzen gleich sind fängt dementsprechend diese Münze an. </text:p>
      <text:p text:style-name="P8"/>
      <text:p text:style-name="P9">Zug</text:p>
      <text:p text:style-name="P8">Fängt an der gewonnen hat. Schickt seine 3 Bits als Beispiel 000 wir warten <text:s/>bis zum nächsten zug bis beide ihre <text:s/>münze hochhalten auf Zahl. <text:s/>Wenn ein fehler ist wird Kopf als falsch hochgehalten. <text:s/><text:span text:style-name="T6">Danach wird die Münze runtergenomen und der der den fehler angezeigt hat hält danach Kopf für reihe voll oder Zahl für feld besetzt hoch danach wird der Spielzug wiederholt. Bei richtig wird noch mal die Münze runtergenommen und danach mit Kopf für unentschieden, Zahl für Weiter und mehrmaliges drehen für gewonnen. Gewonnen hat dann der der den letzten Spielzug gemacht hat.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19:49.815341640</meta:creation-date>
    <dc:date>2015-10-06T17:45:09.546941521</dc:date>
    <meta:editing-duration>PT1H38S</meta:editing-duration>
    <meta:editing-cycles>5</meta:editing-cycles>
    <meta:generator>LibreOffice/4.2.8.2$Linux_X86_64 LibreOffice_project/420m0$Build-2</meta:generator>
    <meta:document-statistic meta:table-count="0" meta:image-count="0" meta:object-count="0" meta:page-count="1" meta:paragraph-count="22" meta:word-count="384" meta:character-count="2291" meta:non-whitespace-character-count="1915"/>
  </office:meta>
</office:document-meta>
</file>